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7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5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783in" svg:y="4.0445in">
            <draw:object draw:notify-on-update-of-ranges="Sheet1.B16:Sheet1.B16 Sheet1.C16:Sheet1.N16 Sheet1.C14:Sheet1.N14 Sheet1.B15:Sheet1.B15 Sheet1.C15:Sheet1.N15 Sheet1.C14:Sheet1.N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945in" svg:y="4.0894in">
            <draw:object draw:notify-on-update-of-ranges="Sheet1.C14:Sheet1.N14 Sheet1.O16:Sheet1.O16 Sheet1.P16:Sheet1.X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q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W/m</text:p>
          </table:table-cell>
          <table:table-cell/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/FROM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.685" calcext:value-type="float">
            <text:p>3.685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BTU/sec</text:p>
          </table:table-cell>
          <table:table-cell table:style-name="ce1" office:value-type="string" calcext:value-type="string">
            <text:p>KW</text:p>
          </table:table-cell>
          <table:table-cell table:style-name="ce1" table:formula="of:=1055.056/1000" office:value-type="float" office:value="1.055056" calcext:value-type="float">
            <text:p>1.055056</text:p>
          </table:table-cell>
          <table:table-cell/>
          <table:table-cell office:value-type="string" calcext:value-type="string">
            <text:p>linear heat rat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_fuel</text:p>
          </table:table-cell>
          <table:table-cell table:formula="of:=[.L14]" office:value-type="float" office:value="0.47450155675853" calcext:value-type="float">
            <text:p>0.4745015568</text:p>
          </table:table-cell>
          <table:table-cell office:value-type="string" calcext:value-type="string">
            <text:p>cm</text:p>
          </table:table-cell>
          <table:table-cell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304801" calcext:value-type="float">
            <text:p>0.304801</text:p>
          </table:table-cell>
          <table:table-cell/>
          <table:table-cell office:value-type="string" calcext:value-type="string">
            <text:p>from solid conduction</text:p>
          </table:table-cell>
          <table:table-cell/>
          <table:table-cell office:value-type="string" calcext:value-type="string">
            <text:p>from fluid h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q_dot</text:p>
          </table:table-cell>
          <table:table-cell table:formula="of:=[.D2]*100/(PI()*([.D4]^2))" office:value-type="float" office:value="565.502898702573" calcext:value-type="float">
            <text:p>565.5028987026</text:p>
          </table:table-cell>
          <table:table-cell office:value-type="string" calcext:value-type="string">
            <text:p>W/cm^3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formula="of:=5/9" office:value-type="float" office:value="0.555555555555556" calcext:value-type="float">
            <text:p>0.5555555556</text:p>
          </table:table-cell>
          <table:table-cell/>
          <table:table-cell table:style-name="ce2" office:value-type="float" office:value="1.155578633086" calcext:value-type="float">
            <text:p>1.16E+000</text:p>
          </table:table-cell>
          <table:table-cell table:formula="of:=[.K5]*t_btu_kw/t_ft_m" office:value-type="float" office:value="3.99998743543879" calcext:value-type="float">
            <text:p>3.9999874354</text:p>
          </table:table-cell>
          <table:table-cell office:value-type="float" office:value="1.15943006145687" calcext:value-type="float">
            <text:p>1.1594300615</text:p>
          </table:table-cell>
          <table:table-cell table:formula="of:=[.M5]*t_btu_kw/t_ft_m" office:value-type="float" office:value="4.0133189947554" calcext:value-type="float">
            <text:p>4.01331899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_fuel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kW/m-k</text:p>
          </table:table-cell>
          <table:table-cell table:number-columns-repeated="5"/>
          <table:table-cell office:value-type="string" calcext:value-type="string">
            <text:p>BTU/sec-ft</text:p>
          </table:table-cell>
          <table:table-cell office:value-type="string" calcext:value-type="string">
            <text:p>kW/m</text:p>
          </table:table-cell>
          <table:table-cell office:value-type="string" calcext:value-type="string">
            <text:p>BTU/sec-ft</text:p>
          </table:table-cell>
          <table:table-cell office:value-type="string" calcext:value-type="string">
            <text:p>kW/m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r [ft]</text:p>
          </table:table-cell>
          <table:table-cell table:style-name="ce2" office:value-type="float" office:value="0.00115873106669781" calcext:value-type="float">
            <text:p>1.16E-003</text:p>
          </table:table-cell>
          <table:table-cell table:style-name="ce2" office:value-type="float" office:value="0.00259100143277714" calcext:value-type="float">
            <text:p>2.59E-003</text:p>
          </table:table-cell>
          <table:table-cell table:style-name="ce2" office:value-type="float" office:value="0.00417786427545202" calcext:value-type="float">
            <text:p>4.18E-003</text:p>
          </table:table-cell>
          <table:table-cell table:style-name="ce2" office:value-type="float" office:value="0.00579365533348903" calcext:value-type="float">
            <text:p>5.79E-003</text:p>
          </table:table-cell>
          <table:table-cell table:style-name="ce2" office:value-type="float" office:value="0.00741949897783914" calcext:value-type="float">
            <text:p>7.42E-003</text:p>
          </table:table-cell>
          <table:table-cell table:style-name="ce2" office:value-type="float" office:value="0.00904997893813951" calcext:value-type="float">
            <text:p>9.05E-003</text:p>
          </table:table-cell>
          <table:table-cell table:style-name="ce2" office:value-type="float" office:value="0.0106829725834668" calcext:value-type="float">
            <text:p>1.07E-002</text:p>
          </table:table-cell>
          <table:table-cell table:style-name="ce2" office:value-type="float" office:value="0.0123174801967432" calcext:value-type="float">
            <text:p>1.23E-002</text:p>
          </table:table-cell>
          <table:table-cell table:style-name="ce2" office:value-type="float" office:value="0.0139529697310265" calcext:value-type="float">
            <text:p>1.40E-002</text:p>
          </table:table-cell>
          <table:table-cell table:style-name="ce2" office:value-type="float" office:value="0.0155675853018373" calcext:value-type="float">
            <text:p>1.56E-002</text:p>
          </table:table-cell>
          <table:table-cell table:style-name="ce2" office:value-type="float" office:value="0.0155807086614173" calcext:value-type="float">
            <text:p>1.56E-002</text:p>
          </table:table-cell>
          <table:table-cell table:style-name="ce2" office:value-type="float" office:value="0.0155839895013123" calcext:value-type="float">
            <text:p>1.56E-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2" table:formula="of:=[.C8]" office:value-type="float" office:value="0.00115873106669781" calcext:value-type="float">
            <text:p>1.16E-003</text:p>
          </table:table-cell>
          <table:table-cell table:style-name="ce2" table:formula="of:=[.D8]" office:value-type="float" office:value="0.00259100143277714" calcext:value-type="float">
            <text:p>2.59E-003</text:p>
          </table:table-cell>
          <table:table-cell table:formula="of:=[.E8]-[.D8]" office:value-type="float" office:value="0.00158686284267489" calcext:value-type="float">
            <text:p>0.0015868628</text:p>
          </table:table-cell>
          <table:table-cell table:formula="of:=[.F8]-[.E8]" office:value-type="float" office:value="0.00161579105803701" calcext:value-type="float">
            <text:p>0.0016157911</text:p>
          </table:table-cell>
          <table:table-cell table:formula="of:=[.G8]-[.F8]" office:value-type="float" office:value="0.00162584364435011" calcext:value-type="float">
            <text:p>0.0016258436</text:p>
          </table:table-cell>
          <table:table-cell table:formula="of:=[.H8]-[.G8]" office:value-type="float" office:value="0.00163047996030037" calcext:value-type="float">
            <text:p>0.00163048</text:p>
          </table:table-cell>
          <table:table-cell table:formula="of:=[.I8]-[.H8]" office:value-type="float" office:value="0.00163299364532732" calcext:value-type="float">
            <text:p>0.0016329936</text:p>
          </table:table-cell>
          <table:table-cell table:formula="of:=[.J8]-[.I8]" office:value-type="float" office:value="0.00163450761327641" calcext:value-type="float">
            <text:p>0.0016345076</text:p>
          </table:table-cell>
          <table:table-cell table:formula="of:=[.K8]-[.J8]" office:value-type="float" office:value="0.00163548953428328" calcext:value-type="float">
            <text:p>0.0016354895</text:p>
          </table:table-cell>
          <table:table-cell table:formula="of:=[.L8]-[.K8]" office:value-type="float" office:value="0.00161461557081075" calcext:value-type="float">
            <text:p>0.0016146156</text:p>
          </table:table-cell>
          <table:table-cell table:formula="of:=[.M8]-[.L8]" office:value-type="float" office:value="0.0000131233595800518" calcext:value-type="float">
            <text:p>1.31233595800518E-005</text:p>
          </table:table-cell>
          <table:table-cell table:formula="of:=[.N8]-[.M8]" office:value-type="float" office:value="0.00000328083989501425" calcext:value-type="float">
            <text:p>3.28083989501425E-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(r) [F]</text:p>
          </table:table-cell>
          <table:table-cell table:style-name="ce2" office:value-type="float" office:value="564.67929" calcext:value-type="float">
            <text:p>5.65E+002</text:p>
          </table:table-cell>
          <table:table-cell table:style-name="ce2" office:value-type="float" office:value="564.603172" calcext:value-type="float">
            <text:p>5.65E+002</text:p>
          </table:table-cell>
          <table:table-cell table:style-name="ce2" office:value-type="float" office:value="564.444458" calcext:value-type="float">
            <text:p>5.64E+002</text:p>
          </table:table-cell>
          <table:table-cell table:style-name="ce2" office:value-type="float" office:value="564.195381" calcext:value-type="float">
            <text:p>5.64E+002</text:p>
          </table:table-cell>
          <table:table-cell table:style-name="ce2" office:value-type="float" office:value="563.856801" calcext:value-type="float">
            <text:p>5.64E+002</text:p>
          </table:table-cell>
          <table:table-cell table:style-name="ce2" office:value-type="float" office:value="563.429461" calcext:value-type="float">
            <text:p>5.63E+002</text:p>
          </table:table-cell>
          <table:table-cell table:style-name="ce2" office:value-type="float" office:value="562.913832" calcext:value-type="float">
            <text:p>5.63E+002</text:p>
          </table:table-cell>
          <table:table-cell table:style-name="ce2" office:value-type="float" office:value="562.310218" calcext:value-type="float">
            <text:p>5.62E+002</text:p>
          </table:table-cell>
          <table:table-cell table:style-name="ce2" office:value-type="float" office:value="561.61882" calcext:value-type="float">
            <text:p>5.62E+002</text:p>
          </table:table-cell>
          <table:table-cell table:style-name="ce2" office:value-type="float" office:value="560.839214" calcext:value-type="float">
            <text:p>5.61E+002</text:p>
          </table:table-cell>
          <table:table-cell table:style-name="ce2" office:value-type="float" office:value="560.100348" calcext:value-type="float">
            <text:p>5.60E+002</text:p>
          </table:table-cell>
          <table:table-cell table:style-name="ce2" office:value-type="float" office:value="559.361872" calcext:value-type="float">
            <text:p>5.59E+002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2" office:value-type="float" office:value="564.67929" calcext:value-type="float">
            <text:p>5.65E+002</text:p>
          </table:table-cell>
          <table:table-cell table:style-name="ce2" office:value-type="float" office:value="564.603172" calcext:value-type="float">
            <text:p>5.65E+002</text:p>
          </table:table-cell>
          <table:table-cell table:style-name="ce2" office:value-type="float" office:value="564.444458" calcext:value-type="float">
            <text:p>5.64E+002</text:p>
          </table:table-cell>
          <table:table-cell table:style-name="ce2" office:value-type="float" office:value="564.195381" calcext:value-type="float">
            <text:p>5.64E+002</text:p>
          </table:table-cell>
          <table:table-cell table:style-name="ce2" office:value-type="float" office:value="563.856801" calcext:value-type="float">
            <text:p>5.64E+002</text:p>
          </table:table-cell>
          <table:table-cell table:style-name="ce2" office:value-type="float" office:value="563.429461" calcext:value-type="float">
            <text:p>5.63E+002</text:p>
          </table:table-cell>
          <table:table-cell table:style-name="ce2" office:value-type="float" office:value="562.913832" calcext:value-type="float">
            <text:p>5.63E+002</text:p>
          </table:table-cell>
          <table:table-cell table:style-name="ce2" office:value-type="float" office:value="562.310218" calcext:value-type="float">
            <text:p>5.62E+002</text:p>
          </table:table-cell>
          <table:table-cell table:style-name="ce2" office:value-type="float" office:value="561.61882" calcext:value-type="float">
            <text:p>5.62E+002</text:p>
          </table:table-cell>
          <table:table-cell table:style-name="ce2" office:value-type="float" office:value="560.839214" calcext:value-type="float">
            <text:p>5.61E+002</text:p>
          </table:table-cell>
          <table:table-cell table:style-name="ce2" office:value-type="float" office:value="560.100348" calcext:value-type="float">
            <text:p>5.60E+002</text:p>
          </table:table-cell>
          <table:table-cell table:style-name="ce2" office:value-type="float" office:value="559.361872" calcext:value-type="float">
            <text:p>5.59E+002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3" table:formula="of:=([.C8])*t_ft_m*100" office:value-type="float" office:value="0.0353182387860558" calcext:value-type="float">
            <text:p>0.03532</text:p>
          </table:table-cell>
          <table:table-cell table:style-name="ce3" table:formula="of:=([.D8])*t_ft_m*100" office:value-type="float" office:value="0.0789739827711904" calcext:value-type="float">
            <text:p>0.07897</text:p>
          </table:table-cell>
          <table:table-cell table:style-name="ce3" table:formula="of:=([.E8])*t_ft_m*100" office:value-type="float" office:value="0.127341720902205" calcext:value-type="float">
            <text:p>0.12734</text:p>
          </table:table-cell>
          <table:table-cell table:style-name="ce3" table:formula="of:=([.F8])*t_ft_m*100" office:value-type="float" office:value="0.176591193930279" calcext:value-type="float">
            <text:p>0.17659</text:p>
          </table:table-cell>
          <table:table-cell table:style-name="ce3" table:formula="of:=([.G8])*t_ft_m*100" office:value-type="float" office:value="0.226147070794435" calcext:value-type="float">
            <text:p>0.22615</text:p>
          </table:table-cell>
          <table:table-cell table:style-name="ce3" table:formula="of:=([.H8])*t_ft_m*100" office:value-type="float" office:value="0.275844263032386" calcext:value-type="float">
            <text:p>0.27584</text:p>
          </table:table-cell>
          <table:table-cell table:style-name="ce3" table:formula="of:=([.I8])*t_ft_m*100" office:value-type="float" office:value="0.325618072641327" calcext:value-type="float">
            <text:p>0.32562</text:p>
          </table:table-cell>
          <table:table-cell table:style-name="ce3" table:formula="of:=([.J8])*t_ft_m*100" office:value-type="float" office:value="0.375438028144754" calcext:value-type="float">
            <text:p>0.37544</text:p>
          </table:table-cell>
          <table:table-cell table:style-name="ce3" table:formula="of:=([.K8])*t_ft_m*100" office:value-type="float" office:value="0.425287912698661" calcext:value-type="float">
            <text:p>0.42529</text:p>
          </table:table-cell>
          <table:table-cell table:style-name="ce3" table:formula="of:=([.L8])*t_ft_m*100" office:value-type="float" office:value="0.47450155675853" calcext:value-type="float">
            <text:p>0.47450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(r)-T(s) [C]</text:p>
          </table:table-cell>
          <table:table-cell table:style-name="ce1" office:value-type="string" calcext:value-type="string">
            <text:p>Analytical</text:p>
          </table:table-cell>
          <table:table-cell table:style-name="ce4" table:formula="of:=q_dot/(4*k_fuel)*(R_fuel^2)*(1-([.C14]/R_fuel)^2)" office:value-type="float" office:value="2.13450031361863" calcext:value-type="float">
            <text:p>2.135</text:p>
          </table:table-cell>
          <table:table-cell table:style-name="ce4" table:formula="of:=q_dot/(4*k_fuel)*(R_fuel^2)*(1-([.D14]/R_fuel)^2)" office:value-type="float" office:value="2.08693484701988" calcext:value-type="float">
            <text:p>2.087</text:p>
          </table:table-cell>
          <table:table-cell table:style-name="ce4" table:formula="of:=q_dot/(4*k_fuel)*(R_fuel^2)*(1-([.E14]/R_fuel)^2)" office:value-type="float" office:value="1.9918039138224" calcext:value-type="float">
            <text:p>1.992</text:p>
          </table:table-cell>
          <table:table-cell table:style-name="ce4" table:formula="of:=q_dot/(4*k_fuel)*(R_fuel^2)*(1-([.F14]/R_fuel)^2)" office:value-type="float" office:value="1.84910751402616" calcext:value-type="float">
            <text:p>1.849</text:p>
          </table:table-cell>
          <table:table-cell table:style-name="ce4" table:formula="of:=q_dot/(4*k_fuel)*(R_fuel^2)*(1-([.G14]/R_fuel)^2)" office:value-type="float" office:value="1.65884564763119" calcext:value-type="float">
            <text:p>1.659</text:p>
          </table:table-cell>
          <table:table-cell table:style-name="ce4" table:formula="of:=q_dot/(4*k_fuel)*(R_fuel^2)*(1-([.H14]/R_fuel)^2)" office:value-type="float" office:value="1.42101831463747" calcext:value-type="float">
            <text:p>1.421</text:p>
          </table:table-cell>
          <table:table-cell table:style-name="ce4" table:formula="of:=q_dot/(4*k_fuel)*(R_fuel^2)*(1-([.I14]/R_fuel)^2)" office:value-type="float" office:value="1.13562551504501" calcext:value-type="float">
            <text:p>1.136</text:p>
          </table:table-cell>
          <table:table-cell table:style-name="ce4" table:formula="of:=q_dot/(4*k_fuel)*(R_fuel^2)*(1-([.J14]/R_fuel)^2)" office:value-type="float" office:value="0.802667248853801" calcext:value-type="float">
            <text:p>0.803</text:p>
          </table:table-cell>
          <table:table-cell table:style-name="ce4" table:formula="of:=q_dot/(4*k_fuel)*(R_fuel^2)*(1-([.K14]/R_fuel)^2)" office:value-type="float" office:value="0.422143516063851" calcext:value-type="float">
            <text:p>0.422</text:p>
          </table:table-cell>
          <table:table-cell table:style-name="ce4" table:formula="of:=q_dot/(4*k_fuel)*(R_fuel^2)*(1-([.L14]/R_fuel)^2)" office:value-type="float" office:value="0" calcext:value-type="float">
            <text:p>0.000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(r)-T(s) [C]</text:p>
          </table:table-cell>
          <table:table-cell table:style-name="ce1" office:value-type="string" calcext:value-type="string">
            <text:p>Semi-implicit Trans</text:p>
          </table:table-cell>
          <table:table-cell table:style-name="ce4" table:formula="of:=([.C10]-[.$L10])*t_R_K" office:value-type="float" office:value="2.13337555555559" calcext:value-type="float">
            <text:p>2.133</text:p>
          </table:table-cell>
          <table:table-cell table:style-name="ce4" table:formula="of:=([.D10]-[.$L10])*t_R_K" office:value-type="float" office:value="2.09108777777778" calcext:value-type="float">
            <text:p>2.091</text:p>
          </table:table-cell>
          <table:table-cell table:style-name="ce4" table:formula="of:=([.E10]-[.$L10])*t_R_K" office:value-type="float" office:value="2.00291333333338" calcext:value-type="float">
            <text:p>2.003</text:p>
          </table:table-cell>
          <table:table-cell table:style-name="ce4" table:formula="of:=([.F10]-[.$L10])*t_R_K" office:value-type="float" office:value="1.86453722222224" calcext:value-type="float">
            <text:p>1.865</text:p>
          </table:table-cell>
          <table:table-cell table:style-name="ce4" table:formula="of:=([.G10]-[.$L10])*t_R_K" office:value-type="float" office:value="1.67643722222225" calcext:value-type="float">
            <text:p>1.676</text:p>
          </table:table-cell>
          <table:table-cell table:style-name="ce4" table:formula="of:=([.H10]-[.$L10])*t_R_K" office:value-type="float" office:value="1.4390261111111" calcext:value-type="float">
            <text:p>1.439</text:p>
          </table:table-cell>
          <table:table-cell table:style-name="ce4" table:formula="of:=([.I10]-[.$L10])*t_R_K" office:value-type="float" office:value="1.15256555555555" calcext:value-type="float">
            <text:p>1.153</text:p>
          </table:table-cell>
          <table:table-cell table:style-name="ce4" table:formula="of:=([.J10]-[.$L10])*t_R_K" office:value-type="float" office:value="0.817224444444441" calcext:value-type="float">
            <text:p>0.817</text:p>
          </table:table-cell>
          <table:table-cell table:style-name="ce4" table:formula="of:=([.K10]-[.$L10])*t_R_K" office:value-type="float" office:value="0.433114444444477" calcext:value-type="float">
            <text:p>0.433</text:p>
          </table:table-cell>
          <table:table-cell table:style-name="ce4" table:formula="of:=([.L10]-[.$L10])*t_R_K" office:value-type="float" office:value="0" calcext:value-type="float">
            <text:p>0.000</text:p>
          </table:table-cell>
          <table:table-cell table:style-name="ce4" table:number-columns-repeated="2"/>
          <table:table-cell office:value-type="string" calcext:value-type="string">
            <text:p>difference</text:p>
          </table:table-cell>
          <table:table-cell table:style-name="ce5" table:formula="of:=([.C16]-[.C15])" office:value-type="float" office:value="-0.00112475806303314" calcext:value-type="float">
            <text:p>-0.00112476</text:p>
          </table:table-cell>
          <table:table-cell table:style-name="ce5" table:formula="of:=([.D16]-[.D15])" office:value-type="float" office:value="0.00415293075789647" calcext:value-type="float">
            <text:p>0.00415293</text:p>
          </table:table-cell>
          <table:table-cell table:style-name="ce5" table:formula="of:=([.E16]-[.E15])" office:value-type="float" office:value="0.0111094195109853" calcext:value-type="float">
            <text:p>0.01110942</text:p>
          </table:table-cell>
          <table:table-cell table:style-name="ce5" table:formula="of:=([.F16]-[.F15])" office:value-type="float" office:value="0.0154297081960739" calcext:value-type="float">
            <text:p>0.01542971</text:p>
          </table:table-cell>
          <table:table-cell table:style-name="ce5" table:formula="of:=([.G16]-[.G15])" office:value-type="float" office:value="0.0175915745910604" calcext:value-type="float">
            <text:p>0.01759157</text:p>
          </table:table-cell>
          <table:table-cell table:style-name="ce5" table:formula="of:=([.H16]-[.H15])" office:value-type="float" office:value="0.018007796473628" calcext:value-type="float">
            <text:p>0.01800780</text:p>
          </table:table-cell>
          <table:table-cell table:style-name="ce5" table:formula="of:=([.I16]-[.I15])" office:value-type="float" office:value="0.0169400405105409" calcext:value-type="float">
            <text:p>0.01694004</text:p>
          </table:table-cell>
          <table:table-cell table:style-name="ce5" table:formula="of:=([.J16]-[.J15])" office:value-type="float" office:value="0.0145571955906402" calcext:value-type="float">
            <text:p>0.01455720</text:p>
          </table:table-cell>
          <table:table-cell table:style-name="ce5" table:formula="of:=([.K16]-[.K15])" office:value-type="float" office:value="0.010970928380626" calcext:value-type="float">
            <text:p>0.01097093</text:p>
          </table:table-cell>
          <table:table-cell table:style-name="ce5" table:formula="of:=([.L16]-[.L15])" office:value-type="float" office:value="0" calcext:value-type="float">
            <text:p>0.00000000</text:p>
          </table:table-cell>
          <table:table-cell table:style-name="ce5" table:formula="of:=([.M16]-[.M15])" office:value-type="float" office:value="0" calcext:value-type="float">
            <text:p>0.00000000</text:p>
          </table:table-cell>
          <table:table-cell table:style-name="ce5" table:formula="of:=([.N16]-[.N15])" office:value-type="float" office:value="0" calcext:value-type="float">
            <text:p>0.000000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table:style-name="ce1" office:value-type="string" calcext:value-type="string">
            <text:p>Implicit Tra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(r)-T(s) [C]</text:p>
          </table:table-cell>
          <table:table-cell table:style-name="ce1" office:value-type="string" calcext:value-type="string">
            <text:p>Implicit SS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949" calcext:value-type="float">
            <text:p>0.949</text:p>
          </table:table-cell>
          <table:table-cell table:number-columns-repeated="1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uid Energy Balanc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table:formula="of:=0.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g/sec</text:p>
          </table:table-cell>
          <table:table-cell office:value-type="string" calcext:value-type="string">
            <text:p>kJ/kg</text:p>
          </table:table-cell>
          <table:table-cell table:number-columns-repeated="3"/>
          <table:table-cell table:number-columns-repeated="2" office:value-type="string" calcext:value-type="string">
            <text:p>Energy Rate</text:p>
          </table:table-cell>
          <table:table-cell office:value-type="string" calcext:value-type="string">
            <text:p>Linear Energy Rat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let</text:p>
          </table:table-cell>
          <table:table-cell table:style-name="ce3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6" table:formula="of:=0.453592*[.D7]" office:value-type="float" office:value="0.299999398512" calcext:value-type="float">
            <text:p>0.299999</text:p>
          </table:table-cell>
          <table:table-cell table:style-name="ce1" table:formula="of:=2.326*[.E7]" office:value-type="float" office:value="1289.14423225806" calcext:value-type="float">
            <text:p>1289.1442322581</text:p>
          </table:table-cell>
          <table:table-cell table:number-columns-repeated="3"/>
          <table:table-cell office:value-type="string" calcext:value-type="string">
            <text:p>Btu / sec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emi-implicit Trans</text:p>
          </table:table-cell>
          <table:table-cell table:style-name="ce3" office:value-type="float" office:value="0.661395386741239" calcext:value-type="float">
            <text:p>0.66140</text:p>
          </table:table-cell>
          <table:table-cell table:style-name="ce1" office:value-type="float" office:value="575.199843298316" calcext:value-type="float">
            <text:p>575.1998432983</text:p>
          </table:table-cell>
          <table:table-cell table:style-name="ce6" table:formula="of:=0.453592*[.D8]" office:value-type="float" office:value="0.300003656262732" calcext:value-type="float">
            <text:p>0.300004</text:p>
          </table:table-cell>
          <table:table-cell table:style-name="ce1" table:formula="of:=2.326*[.E8]" office:value-type="float" office:value="1337.91483551188" calcext:value-type="float">
            <text:p>1337.9148355119</text:p>
          </table:table-cell>
          <table:table-cell table:number-columns-repeated="3"/>
          <table:table-cell table:formula="of:=[.E7]*[.D7]" office:value-type="float" office:value="366.561456232258" calcext:value-type="float">
            <text:p>366.5614562323</text:p>
          </table:table-cell>
          <table:table-cell table:formula="of:=[.K8]*1.05505585" office:value-type="float" office:value="386.742808782363" calcext:value-type="float">
            <text:p>386.742808782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mplicit Trans</text:p>
          </table:table-cell>
          <table:table-cell table:style-name="ce1" table:formula="of:=[.D8]" office:value-type="float" office:value="0.661395386741239" calcext:value-type="float">
            <text:p>0.6613953867</text:p>
          </table:table-cell>
          <table:table-cell table:style-name="ce1" office:value-type="float" office:value="575.140082787399" calcext:value-type="float">
            <text:p>575.1400827874</text:p>
          </table:table-cell>
          <table:table-cell table:style-name="ce6" table:formula="of:=0.453592*[.D9]" office:value-type="float" office:value="0.300003656262732" calcext:value-type="float">
            <text:p>0.300004</text:p>
          </table:table-cell>
          <table:table-cell table:style-name="ce1" table:formula="of:=2.326*[.E9]" office:value-type="float" office:value="1337.77583256349" calcext:value-type="float">
            <text:p>1337.7758325635</text:p>
          </table:table-cell>
          <table:table-cell table:number-columns-repeated="3"/>
          <table:table-cell table:formula="of:=[.E8]*[.D8]" office:value-type="float" office:value="380.43452281179" calcext:value-type="float">
            <text:p>380.4345228118</text:p>
          </table:table-cell>
          <table:table-cell table:formula="of:=[.K9]*1.05505585" office:value-type="float" office:value="401.379668834537" calcext:value-type="float">
            <text:p>401.379668834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mplicit SS</text:p>
          </table:table-cell>
          <table:table-cell table:style-name="ce1" table:formula="of:=[.D9]" office:value-type="float" office:value="0.661395386741239" calcext:value-type="float">
            <text:p>0.6613953867</text:p>
          </table:table-cell>
          <table:table-cell table:style-name="ce1" office:value-type="float" office:value="575.220377087641" calcext:value-type="float">
            <text:p>575.2203770876</text:p>
          </table:table-cell>
          <table:table-cell table:style-name="ce6" table:formula="of:=0.453592*[.D10]" office:value-type="float" office:value="0.300003656262732" calcext:value-type="float">
            <text:p>0.300004</text:p>
          </table:table-cell>
          <table:table-cell table:style-name="ce1" table:formula="of:=2.326*[.E10]" office:value-type="float" office:value="1337.96259710585" calcext:value-type="float">
            <text:p>1337.9625971059</text:p>
          </table:table-cell>
          <table:table-cell table:number-columns-repeated="3"/>
          <table:table-cell table:formula="of:=[.K9]-[.K8]" office:value-type="float" office:value="13.873066579532" calcext:value-type="float">
            <text:p>13.8730665795</text:p>
          </table:table-cell>
          <table:table-cell table:formula="of:=[.L9]-[.L8]" office:value-type="float" office:value="14.6368600521747" calcext:value-type="float">
            <text:p>14.6368600522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float" office:value="3.658" calcext:value-type="float">
            <text:p>3.658</text:p>
          </table:table-cell>
          <table:table-cell office:value-type="string" calcext:value-type="string">
            <text:p>met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Analytical</text:p>
          </table:table-cell>
          <table:table-cell table:style-name="ce1" office:value-type="float" office:value="48.344" calcext:value-type="float">
            <text:p>48.344</text:p>
          </table:table-cell>
          <table:table-cell table:style-name="ce1" table:formula="of:=4*[.E14]" office:value-type="float" office:value="14.632" calcext:value-type="float">
            <text:p>14.632</text:p>
          </table:table-cell>
          <table:table-cell table:style-name="ce4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Semi-implicit Trans</text:p>
          </table:table-cell>
          <table:table-cell table:style-name="ce4" table:formula="of:=[.G8]-[.$G$7]" office:value-type="float" office:value="48.7706032538185" calcext:value-type="float">
            <text:p>48.771</text:p>
          </table:table-cell>
          <table:table-cell table:style-name="ce4" table:formula="of:=[.F$4]*([.G8]-[.G$7])" office:value-type="float" office:value="14.6311809761456" calcext:value-type="float">
            <text:p>14.631</text:p>
          </table:table-cell>
          <table:table-cell table:style-name="ce4" table:formula="of:=[.E18]/[.$E$14]" office:value-type="float" office:value="3.99977610064121" calcext:value-type="float">
            <text:p>4.000</text:p>
          </table:table-cell>
          <table:table-cell table:style-name="ce7" table:formula="of:=([.F18]-[.F17])/[.F17]" office:value-type="percentage" office:value="-0.0000559748396963267" calcext:value-type="percentage">
            <text:p>-0.01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Implicit Trans</text:p>
          </table:table-cell>
          <table:table-cell table:style-name="ce4" table:formula="of:=[.G9]-[.$G$7]" office:value-type="float" office:value="48.6316003054264" calcext:value-type="float">
            <text:p>48.632</text:p>
          </table:table-cell>
          <table:table-cell table:style-name="ce4" table:formula="of:=[.F$4]*([.G9]-[.G$7])" office:value-type="float" office:value="14.5894800916279" calcext:value-type="float">
            <text:p>14.589</text:p>
          </table:table-cell>
          <table:table-cell table:style-name="ce4" table:formula="of:=[.E19]/[.$E$14]" office:value-type="float" office:value="3.98837618688571" calcext:value-type="float">
            <text:p>3.988</text:p>
          </table:table-cell>
          <table:table-cell table:style-name="ce7" table:formula="of:=([.F19]-[.F18])/[.F18]" office:value-type="percentage" office:value="-0.00285013797489183" calcext:value-type="percentage">
            <text:p>-0.29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Implicit SS</text:p>
          </table:table-cell>
          <table:table-cell table:style-name="ce4" table:formula="of:=[.G10]-[.$G$7]" office:value-type="float" office:value="48.8183648477875" calcext:value-type="float">
            <text:p>48.818</text:p>
          </table:table-cell>
          <table:table-cell table:style-name="ce4" table:formula="of:=[.F$4]*([.G10]-[.G$7])" office:value-type="float" office:value="14.6455094543363" calcext:value-type="float">
            <text:p>14.646</text:p>
          </table:table-cell>
          <table:table-cell table:style-name="ce4" table:formula="of:=[.E20]/[.$E$14]" office:value-type="float" office:value="4.0036931258437" calcext:value-type="float">
            <text:p>4.004</text:p>
          </table:table-cell>
          <table:table-cell table:style-name="ce7" table:formula="of:=([.F20]-[.F19])/[.F19]" office:value-type="percentage" office:value="0.00384039474720357" calcext:value-type="percentage">
            <text:p>0.38%</text:p>
          </table:table-cell>
          <table:table-cell table:number-columns-repeated="6"/>
        </table:table-row>
      </table:table>
      <table:named-expressions>
        <table:named-range table:name="k_fuel" table:base-cell-address="$Sheet1.$D$6" table:cell-range-address="$Sheet1.$D$6"/>
        <table:named-range table:name="q_dot" table:base-cell-address="$Sheet1.$D$5" table:cell-range-address="$Sheet1.$D$5"/>
        <table:named-range table:name="R_fuel" table:base-cell-address="$Sheet1.$D$4" table:cell-range-address="$Sheet1.$D$4"/>
        <table:named-range table:name="t_btu_kw" table:base-cell-address="$Sheet1.$H$3" table:cell-range-address="$Sheet1.$I$3"/>
        <table:named-range table:name="t_ft_m" table:base-cell-address="$Sheet1.$H$4" table:cell-range-address="$Sheet1.$I$4"/>
        <table:named-range table:name="t_R_K" table:base-cell-address="$Sheet1.$H$5" table:cell-range-address="$Sheet1.$I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percentage-style style:name="N123">
      <number:number number:decimal-places="5" number:min-integer-digits="1"/>
      <number:text>%</number:text>
    </number:percentage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9:04:55.050706446</meta:creation-date>
    <dc:date>2015-03-09T20:29:11.740304339</dc:date>
    <meta:editing-duration>P1DT1H11M53S</meta:editing-duration>
    <meta:editing-cycles>104</meta:editing-cycles>
    <meta:generator>LibreOffice/4.2.7.2$Linux_X86_64 LibreOffice_project/420m0$Build-2</meta:generator>
    <meta:document-statistic meta:table-count="2" meta:cell-count="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8">
      <number:number number:decimal-places="5"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1.C14:Sheet1.N15 Sheet1.B16:Sheet1.N16 Sheet1.B15:Sheet1.B15" chart:data-source-has-labels="column" svg:x="0.32cm" svg:y="0.18cm" svg:width="11.106cm" svg:height="8.64cm">
          <chartooo:coordinate-region svg:x="1.418cm" svg:y="0.379cm" svg:width="9.3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6:Sheet1.N16" chart:label-cell-address="Sheet1.B16:Sheet1.B16" chart:class="chart:scatter">
            <chart:domain table:cell-range-address="Sheet1.C14:Sheet1.N14"/>
            <chart:data-point chart:repeated="12"/>
          </chart:series>
          <chart:series chart:style-name="ch8" chart:values-cell-range-address="Sheet1.C15:Sheet1.N15" chart:label-cell-address="Sheet1.B15:Sheet1.B15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353182387860558">
                <text:p>0.0353182387860558</text:p>
                <draw:g>
                  <svg:desc>Sheet1.C14:Sheet1.N14</svg:desc>
                </draw:g>
              </table:table-cell>
              <table:table-cell office:value-type="float" office:value="0.0789739827711904">
                <text:p>0.0789739827711904</text:p>
              </table:table-cell>
              <table:table-cell office:value-type="float" office:value="0.127341720902205">
                <text:p>0.127341720902205</text:p>
              </table:table-cell>
              <table:table-cell office:value-type="float" office:value="0.176591193930279">
                <text:p>0.176591193930279</text:p>
              </table:table-cell>
              <table:table-cell office:value-type="float" office:value="0.226147070794435">
                <text:p>0.226147070794435</text:p>
              </table:table-cell>
              <table:table-cell office:value-type="float" office:value="0.275844263032386">
                <text:p>0.275844263032386</text:p>
              </table:table-cell>
              <table:table-cell office:value-type="float" office:value="0.325618072641327">
                <text:p>0.325618072641327</text:p>
              </table:table-cell>
              <table:table-cell office:value-type="float" office:value="0.375438028144754">
                <text:p>0.375438028144754</text:p>
              </table:table-cell>
              <table:table-cell office:value-type="float" office:value="0.425287912698661">
                <text:p>0.425287912698661</text:p>
              </table:table-cell>
              <table:table-cell office:value-type="float" office:value="0.47450155675853">
                <text:p>0.4745015567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Sheet1.B16:Sheet1.B16</svg:desc>
                </draw:g>
              </table:table-cell>
              <table:table-cell office:value-type="float" office:value="2.13337555555559">
                <text:p>2.13337555555559</text:p>
                <draw:g>
                  <svg:desc>Sheet1.C16:Sheet1.N16</svg:desc>
                </draw:g>
              </table:table-cell>
              <table:table-cell office:value-type="float" office:value="2.09108777777778">
                <text:p>2.09108777777778</text:p>
              </table:table-cell>
              <table:table-cell office:value-type="float" office:value="2.00291333333338">
                <text:p>2.00291333333338</text:p>
              </table:table-cell>
              <table:table-cell office:value-type="float" office:value="1.86453722222224">
                <text:p>1.86453722222224</text:p>
              </table:table-cell>
              <table:table-cell office:value-type="float" office:value="1.67643722222225">
                <text:p>1.67643722222225</text:p>
              </table:table-cell>
              <table:table-cell office:value-type="float" office:value="1.4390261111111">
                <text:p>1.4390261111111</text:p>
              </table:table-cell>
              <table:table-cell office:value-type="float" office:value="1.15256555555555">
                <text:p>1.15256555555555</text:p>
              </table:table-cell>
              <table:table-cell office:value-type="float" office:value="0.817224444444441">
                <text:p>0.817224444444441</text:p>
              </table:table-cell>
              <table:table-cell office:value-type="float" office:value="0.433114444444477">
                <text:p>0.4331144444444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Sheet1.B15:Sheet1.B15</svg:desc>
                </draw:g>
              </table:table-cell>
              <table:table-cell office:value-type="float" office:value="2.13450031361863">
                <text:p>2.13450031361863</text:p>
                <draw:g>
                  <svg:desc>Sheet1.C15:Sheet1.N15</svg:desc>
                </draw:g>
              </table:table-cell>
              <table:table-cell office:value-type="float" office:value="2.08693484701988">
                <text:p>2.08693484701988</text:p>
              </table:table-cell>
              <table:table-cell office:value-type="float" office:value="1.9918039138224">
                <text:p>1.9918039138224</text:p>
              </table:table-cell>
              <table:table-cell office:value-type="float" office:value="1.84910751402616">
                <text:p>1.84910751402616</text:p>
              </table:table-cell>
              <table:table-cell office:value-type="float" office:value="1.65884564763119">
                <text:p>1.65884564763119</text:p>
              </table:table-cell>
              <table:table-cell office:value-type="float" office:value="1.42101831463747">
                <text:p>1.42101831463747</text:p>
              </table:table-cell>
              <table:table-cell office:value-type="float" office:value="1.13562551504501">
                <text:p>1.13562551504501</text:p>
              </table:table-cell>
              <table:table-cell office:value-type="float" office:value="0.802667248853801">
                <text:p>0.802667248853801</text:p>
              </table:table-cell>
              <table:table-cell office:value-type="float" office:value="0.422143516063851">
                <text:p>0.4221435160638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28">
      <number:number number:decimal-places="5"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C14:Sheet1.N14 Sheet1.O16:Sheet1.X16" chart:data-source-has-labels="column" svg:x="0.32cm" svg:y="0.18cm" svg:width="12.534cm" svg:height="8.64cm">
          <chartooo:coordinate-region svg:x="2.238cm" svg:y="0.379cm" svg:width="10.00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6:Sheet1.X16" chart:label-cell-address="Sheet1.O16:Sheet1.O16" chart:class="chart:scatter">
            <chart:domain table:cell-range-address="Sheet1.C14:Sheet1.N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353182387860558">
                <text:p>0.0353182387860558</text:p>
                <draw:g>
                  <svg:desc>Sheet1.C14:Sheet1.N14</svg:desc>
                </draw:g>
              </table:table-cell>
              <table:table-cell office:value-type="float" office:value="0.0789739827711904">
                <text:p>0.0789739827711904</text:p>
              </table:table-cell>
              <table:table-cell office:value-type="float" office:value="0.127341720902205">
                <text:p>0.127341720902205</text:p>
              </table:table-cell>
              <table:table-cell office:value-type="float" office:value="0.176591193930279">
                <text:p>0.176591193930279</text:p>
              </table:table-cell>
              <table:table-cell office:value-type="float" office:value="0.226147070794435">
                <text:p>0.226147070794435</text:p>
              </table:table-cell>
              <table:table-cell office:value-type="float" office:value="0.275844263032386">
                <text:p>0.275844263032386</text:p>
              </table:table-cell>
              <table:table-cell office:value-type="float" office:value="0.325618072641327">
                <text:p>0.325618072641327</text:p>
              </table:table-cell>
              <table:table-cell office:value-type="float" office:value="0.375438028144754">
                <text:p>0.375438028144754</text:p>
              </table:table-cell>
              <table:table-cell office:value-type="float" office:value="0.425287912698661">
                <text:p>0.425287912698661</text:p>
              </table:table-cell>
              <table:table-cell office:value-type="float" office:value="0.47450155675853">
                <text:p>0.4745015567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ference</text:p>
                <draw:g>
                  <svg:desc>Sheet1.O16:Sheet1.O16</svg:desc>
                </draw:g>
              </table:table-cell>
              <table:table-cell office:value-type="float" office:value="-0.00112475806303314">
                <text:p>-0.00112475806303314</text:p>
                <draw:g>
                  <svg:desc>Sheet1.P16:Sheet1.X16</svg:desc>
                </draw:g>
              </table:table-cell>
              <table:table-cell office:value-type="float" office:value="0.00415293075789647">
                <text:p>0.00415293075789647</text:p>
              </table:table-cell>
              <table:table-cell office:value-type="float" office:value="0.0111094195109853">
                <text:p>0.0111094195109853</text:p>
              </table:table-cell>
              <table:table-cell office:value-type="float" office:value="0.0154297081960739">
                <text:p>0.0154297081960739</text:p>
              </table:table-cell>
              <table:table-cell office:value-type="float" office:value="0.0175915745910604">
                <text:p>0.0175915745910604</text:p>
              </table:table-cell>
              <table:table-cell office:value-type="float" office:value="0.018007796473628">
                <text:p>0.018007796473628</text:p>
              </table:table-cell>
              <table:table-cell office:value-type="float" office:value="0.0169400405105409">
                <text:p>0.0169400405105409</text:p>
              </table:table-cell>
              <table:table-cell office:value-type="float" office:value="0.0145571955906402">
                <text:p>0.0145571955906402</text:p>
              </table:table-cell>
              <table:table-cell office:value-type="float" office:value="0.010970928380626">
                <text:p>0.010970928380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